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99820" officeooo:paragraph-rsid="00199820"/>
    </style:style>
    <style:style style:name="P2" style:family="paragraph" style:parent-style-name="Standard" style:list-style-name="L1">
      <style:text-properties officeooo:rsid="00405676" officeooo:paragraph-rsid="00405676"/>
    </style:style>
    <style:style style:name="P3" style:family="paragraph" style:parent-style-name="Standard" style:list-style-name="L1">
      <style:text-properties officeooo:rsid="00265be0" officeooo:paragraph-rsid="00265be0"/>
    </style:style>
    <style:style style:name="P4" style:family="paragraph" style:parent-style-name="Standard" style:list-style-name="L1">
      <style:text-properties officeooo:rsid="00325159" officeooo:paragraph-rsid="0034cd37"/>
    </style:style>
    <style:style style:name="P5" style:family="paragraph" style:parent-style-name="Standard">
      <style:text-properties officeooo:rsid="00199820" officeooo:paragraph-rsid="00199820"/>
    </style:style>
    <style:style style:name="P6" style:family="paragraph" style:parent-style-name="Standard" style:list-style-name="L2">
      <style:text-properties officeooo:rsid="00199820" officeooo:paragraph-rsid="00199820"/>
    </style:style>
    <style:style style:name="P7" style:family="paragraph" style:parent-style-name="Standard" style:list-style-name="L2">
      <style:text-properties officeooo:rsid="001b1367" officeooo:paragraph-rsid="0031f33c"/>
    </style:style>
    <style:style style:name="P8" style:family="paragraph" style:parent-style-name="Standard" style:list-style-name="L2">
      <style:text-properties officeooo:rsid="0052e625" officeooo:paragraph-rsid="0052e625"/>
    </style:style>
    <style:style style:name="P9" style:family="paragraph" style:parent-style-name="Standard" style:list-style-name="L2">
      <style:text-properties officeooo:rsid="001b1367" officeooo:paragraph-rsid="001b1367"/>
    </style:style>
    <style:style style:name="P10" style:family="paragraph" style:parent-style-name="Standard" style:list-style-name="L2">
      <style:text-properties officeooo:rsid="00467556" officeooo:paragraph-rsid="00467556"/>
    </style:style>
    <style:style style:name="P11" style:family="paragraph" style:parent-style-name="Standard">
      <style:text-properties officeooo:rsid="001d92e5" officeooo:paragraph-rsid="001d92e5"/>
    </style:style>
    <style:style style:name="P12" style:family="paragraph" style:parent-style-name="Standard" style:list-style-name="L3">
      <style:text-properties officeooo:rsid="0052e625" officeooo:paragraph-rsid="0052e625"/>
    </style:style>
    <style:style style:name="P13" style:family="paragraph" style:parent-style-name="Standard" style:list-style-name="L3">
      <style:text-properties officeooo:rsid="001f9995" officeooo:paragraph-rsid="001f9995"/>
    </style:style>
    <style:style style:name="P14" style:family="paragraph" style:parent-style-name="Standard" style:list-style-name="L3">
      <style:text-properties officeooo:rsid="001db38a" officeooo:paragraph-rsid="001db38a"/>
    </style:style>
    <style:style style:name="P15" style:family="paragraph" style:parent-style-name="Standard" style:list-style-name="L3">
      <style:text-properties officeooo:rsid="0053519d" officeooo:paragraph-rsid="0053519d"/>
    </style:style>
    <style:style style:name="P16" style:family="paragraph" style:parent-style-name="Standard">
      <style:text-properties officeooo:rsid="00199820" officeooo:paragraph-rsid="001db38a"/>
    </style:style>
    <style:style style:name="P17" style:family="paragraph" style:parent-style-name="Standard" style:list-style-name="L4">
      <style:text-properties officeooo:rsid="002c83a5" officeooo:paragraph-rsid="003625e1"/>
    </style:style>
    <style:style style:name="P18" style:family="paragraph" style:parent-style-name="Standard" style:list-style-name="L4">
      <style:text-properties officeooo:rsid="004aa969" officeooo:paragraph-rsid="004aa969"/>
    </style:style>
    <style:style style:name="P19" style:family="paragraph" style:parent-style-name="Standard" style:list-style-name="L4">
      <style:text-properties officeooo:rsid="004bf88a" officeooo:paragraph-rsid="004bf88a"/>
    </style:style>
    <style:style style:name="P20" style:family="paragraph" style:parent-style-name="Standard">
      <style:text-properties officeooo:rsid="002c83a5" officeooo:paragraph-rsid="00325159"/>
    </style:style>
    <style:style style:name="P21" style:family="paragraph" style:parent-style-name="Standard" style:list-style-name="L5">
      <style:text-properties officeooo:rsid="001f9995" officeooo:paragraph-rsid="001f9995"/>
    </style:style>
    <style:style style:name="P22" style:family="paragraph" style:parent-style-name="Standard" style:list-style-name="L5">
      <style:text-properties officeooo:rsid="00199820" officeooo:paragraph-rsid="00199820"/>
    </style:style>
    <style:style style:name="P23" style:family="paragraph" style:parent-style-name="Standard" style:list-style-name="L5">
      <style:text-properties officeooo:rsid="001e3584" officeooo:paragraph-rsid="001e3584"/>
    </style:style>
    <style:style style:name="P24" style:family="paragraph" style:parent-style-name="Standard">
      <style:text-properties officeooo:rsid="001e3584" officeooo:paragraph-rsid="001e3584"/>
    </style:style>
    <style:style style:name="P25" style:family="paragraph" style:parent-style-name="Standard" style:list-style-name="L6">
      <style:text-properties officeooo:rsid="00253892" officeooo:paragraph-rsid="0031f33c"/>
    </style:style>
    <style:style style:name="P26" style:family="paragraph" style:parent-style-name="Standard" style:list-style-name="L6">
      <style:text-properties officeooo:rsid="002289f3" officeooo:paragraph-rsid="0031f33c"/>
    </style:style>
    <style:style style:name="P27" style:family="paragraph" style:parent-style-name="Standard">
      <style:text-properties officeooo:rsid="002289f3" officeooo:paragraph-rsid="0031f33c"/>
    </style:style>
    <style:style style:name="P28" style:family="paragraph" style:parent-style-name="Standard" style:list-style-name="L7">
      <style:text-properties officeooo:rsid="002a9b78" officeooo:paragraph-rsid="003d17d1"/>
    </style:style>
    <style:style style:name="P29" style:family="paragraph" style:parent-style-name="Standard">
      <style:text-properties officeooo:rsid="002289f3" officeooo:paragraph-rsid="003d17d1"/>
    </style:style>
    <style:style style:name="P30" style:family="paragraph" style:parent-style-name="Standard" style:list-style-name="L7">
      <style:text-properties officeooo:rsid="002289f3" officeooo:paragraph-rsid="002289f3"/>
    </style:style>
    <style:style style:name="P31" style:family="paragraph" style:parent-style-name="Standard" style:list-style-name="L7">
      <style:text-properties officeooo:rsid="0023e9fb" officeooo:paragraph-rsid="0023e9fb"/>
    </style:style>
    <style:style style:name="P32" style:family="paragraph" style:parent-style-name="Standard" style:list-style-name="L7">
      <style:text-properties officeooo:rsid="004d6be5" officeooo:paragraph-rsid="004d6be5"/>
    </style:style>
    <style:style style:name="P33" style:family="paragraph" style:parent-style-name="Standard" style:list-style-name="L7">
      <style:text-properties officeooo:rsid="0027dca3" officeooo:paragraph-rsid="0027dca3"/>
    </style:style>
    <style:style style:name="P34" style:family="paragraph" style:parent-style-name="Standard" style:list-style-name="L7">
      <style:text-properties officeooo:paragraph-rsid="0052961d"/>
    </style:style>
    <style:style style:name="P35" style:family="paragraph" style:parent-style-name="Standard" style:list-style-name="L7">
      <style:text-properties officeooo:rsid="002c83a5" officeooo:paragraph-rsid="002c83a5"/>
    </style:style>
    <style:style style:name="P36" style:family="paragraph" style:parent-style-name="Standard" style:list-style-name="L7">
      <style:text-properties officeooo:rsid="002cf099" officeooo:paragraph-rsid="002cf099"/>
    </style:style>
    <style:style style:name="P37" style:family="paragraph" style:parent-style-name="Standard" style:list-style-name="L7">
      <style:text-properties officeooo:rsid="002e67d7" officeooo:paragraph-rsid="002e67d7"/>
    </style:style>
    <style:style style:name="P38" style:family="paragraph" style:parent-style-name="Standard" style:list-style-name="L7">
      <style:text-properties officeooo:rsid="002fdb66" officeooo:paragraph-rsid="002fdb66"/>
    </style:style>
    <style:style style:name="P39" style:family="paragraph" style:parent-style-name="Standard" style:list-style-name="L7">
      <style:text-properties officeooo:rsid="00300e4e" officeooo:paragraph-rsid="00300e4e"/>
    </style:style>
    <style:style style:name="P40" style:family="paragraph" style:parent-style-name="Standard">
      <style:text-properties officeooo:rsid="0027dca3" officeooo:paragraph-rsid="0027dca3"/>
    </style:style>
    <style:style style:name="T1" style:family="text">
      <style:text-properties officeooo:rsid="00405676"/>
    </style:style>
    <style:style style:name="T2" style:family="text">
      <style:text-properties officeooo:rsid="0025e2a2"/>
    </style:style>
    <style:style style:name="T3" style:family="text">
      <style:text-properties officeooo:rsid="0031f33c"/>
    </style:style>
    <style:style style:name="T4" style:family="text">
      <style:text-properties officeooo:rsid="0034cd37"/>
    </style:style>
    <style:style style:name="T5" style:family="text">
      <style:text-properties officeooo:rsid="00475d0e"/>
    </style:style>
    <style:style style:name="T6" style:family="text">
      <style:text-properties officeooo:rsid="00467556"/>
    </style:style>
    <style:style style:name="T7" style:family="text">
      <style:text-properties officeooo:rsid="0053519d"/>
    </style:style>
    <style:style style:name="T8" style:family="text">
      <style:text-properties officeooo:rsid="0049050b"/>
    </style:style>
    <style:style style:name="T9" style:family="text">
      <style:text-properties officeooo:rsid="003625e1"/>
    </style:style>
    <style:style style:name="T10" style:family="text">
      <style:text-properties officeooo:rsid="00416472"/>
    </style:style>
    <style:style style:name="T11" style:family="text">
      <style:text-properties officeooo:rsid="003ea07b"/>
    </style:style>
    <style:style style:name="T12" style:family="text">
      <style:text-properties officeooo:rsid="0037a688"/>
    </style:style>
    <style:style style:name="T13" style:family="text">
      <style:text-properties officeooo:rsid="003d17d1"/>
    </style:style>
    <style:style style:name="T14" style:family="text">
      <style:text-properties officeooo:rsid="0023e9fb"/>
    </style:style>
    <style:style style:name="T15" style:family="text">
      <style:text-properties officeooo:rsid="0042467b"/>
    </style:style>
    <style:style style:name="T16" style:family="text">
      <style:text-properties officeooo:rsid="004338d2"/>
    </style:style>
    <style:style style:name="T17" style:family="text">
      <style:text-properties officeooo:rsid="004398c1"/>
    </style:style>
    <style:style style:name="T18" style:family="text">
      <style:text-properties officeooo:rsid="004db89d"/>
    </style:style>
    <style:style style:name="T19" style:family="text">
      <style:text-properties officeooo:rsid="0050edc0"/>
    </style:style>
    <style:style style:name="T20" style:family="text">
      <style:text-properties officeooo:rsid="0027dca3"/>
    </style:style>
    <style:style style:name="T21" style:family="text">
      <style:text-properties officeooo:rsid="0052961d"/>
    </style:style>
    <style:style style:name="T22" style:family="text">
      <style:text-properties fo:font-variant="normal" fo:text-transform="none" fo:color="#000080" loext:opacity="100%" fo:font-family="'Segoe UI Variable Display', 'Segoe UI', system-ui, apple-system, BlinkMacSystemFont, Roboto, 'Helvetica Neue', Arial, 'Noto Sans', sans-serif" fo:font-size="10.5pt" fo:letter-spacing="normal" fo:font-style="normal" fo:font-weight="normal"/>
    </style:style>
    <style:style style:name="T23" style:family="text">
      <style:text-properties fo:font-variant="normal" fo:text-transform="none" fo:color="#131316" loext:opacity="100%" fo:font-family="'Segoe UI Variable Display', 'Segoe UI', system-ui, apple-system, BlinkMacSystemFont, Roboto, 'Helvetica Neue', Arial, 'Noto Sans', sans-serif" fo:font-size="10.5pt" fo:letter-spacing="normal" fo:font-style="normal" fo:font-weight="normal"/>
    </style:style>
    <style:style style:name="T24" style:family="text">
      <style:text-properties fo:font-variant="normal" fo:text-transform="none" fo:color="#131316" loext:opacity="100%" fo:font-family="'Segoe UI Variable Display', 'Segoe UI', system-ui, apple-system, BlinkMacSystemFont, Roboto, 'Helvetica Neue', Arial, 'Noto Sans', sans-serif" fo:font-size="10.5pt" fo:letter-spacing="normal" fo:font-style="normal" fo:font-weight="normal" officeooo:rsid="0052961d"/>
    </style:style>
    <style:style style:name="T25" style:family="text">
      <style:text-properties officeooo:rsid="0045405e"/>
    </style:style>
    <style:style style:name="T26" style:family="text">
      <style:text-properties officeooo:rsid="004cc79e"/>
    </style:style>
    <style:style style:name="T27" style:family="text">
      <style:text-properties officeooo:rsid="003a7a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2</text:span><text:span text:style-name="T2">Java</text:span> development</text:h>
      <text:list text:style-name="L1">
        <text:list-item>
          <text:p text:style-name="P1">IntelijIDEA</text:p>
        </text:list-item>
        <text:list-item>
          <text:p text:style-name="P1">JDK</text:p>
        </text:list-item>
        <text:list-item>
          <text:p text:style-name="P1">Maven</text:p>
        </text:list-item>
        <text:list-item>
          <text:p text:style-name="P1">Docker</text:p>
        </text:list-item>
        <text:list-item>
          <text:p text:style-name="P2">Postman</text:p>
        </text:list-item>
        <text:list-item>
          <text:p text:style-name="P3">SceneBuilder<text:span text:style-name="T3">(</text:span><text:a xlink:type="simple" xlink:href="https://gluonhq.com/products/scene-builder/" text:style-name="Internet_20_link" text:visited-style-name="Visited_20_Internet_20_Link"><text:span text:style-name="T3">https://gluonhq.com/products/scene-builder/</text:span></text:a><text:span text:style-name="T3">)</text:span></text:p>
        </text:list-item>
        <text:list-item>
          <text:p text:style-name="P4">Launch4j<text:span text:style-name="T4">(</text:span><text:a xlink:type="simple" xlink:href="https://launch4j.sourceforge.net/" text:style-name="Internet_20_link" text:visited-style-name="Visited_20_Internet_20_Link"><text:span text:style-name="T4">https://launch4j.sourceforge.net/</text:span></text:a><text:span text:style-name="T4">)</text:span></text:p>
        </text:list-item>
      </text:list>
      <text:p text:style-name="P5"/>
      <text:h text:style-name="Heading_20_1" text:outline-level="1">C++ development</text:h>
      <text:list text:style-name="L2">
        <text:list-item>
          <text:p text:style-name="P6">CLion</text:p>
        </text:list-item>
        <text:list-item>
          <text:p text:style-name="P7"><text:span text:style-name="T5">Compilers: </text:span><text:span text:style-name="T3">MSYS2, from </text:span>SysProgs</text:p>
          <text:p text:style-name="P8">GCC for Windows inside UCRT64: pacman -S mingw-w64-ucrt-x86_64-gcc</text:p>
        </text:list-item>
        <text:list-item>
          <text:p text:style-name="P9">C<text:span text:style-name="T6">M</text:span>ake<text:span text:style-name="T6">(</text:span><text:a xlink:type="simple" xlink:href="https://cmake.org/download/" text:style-name="Internet_20_link" text:visited-style-name="Visited_20_Internet_20_Link"><text:span text:style-name="T6">https://cmake.org/download/</text:span></text:a><text:span text:style-name="T6">)</text:span></text:p>
        </text:list-item>
        <text:list-item>
          <text:p text:style-name="P10">Ninja(<text:a xlink:type="simple" xlink:href="https://github.com/ninja-build/ninja" text:style-name="Internet_20_link" text:visited-style-name="Visited_20_Internet_20_Link">https://github.com/ninja-build/ninja</text:a>, <text:a xlink:type="simple" xlink:href="https://ninja-build.org/" text:style-name="Internet_20_link" text:visited-style-name="Visited_20_Internet_20_Link">https://ninja-build.org/</text:a>)</text:p>
        </text:list-item>
      </text:list>
      <text:p text:style-name="P11"/>
      <text:h text:style-name="Heading_20_1" text:outline-level="1">STM32 development</text:h>
      <text:list text:style-name="L3">
        <text:list-item>
          <text:p text:style-name="P12">Compiler: MSYS2</text:p>
          <text:p text:style-name="P12"><text:span text:style-name="T7">GCC for ARM i</text:span>nside UCRT64: pacman -S mingw-w64-ucrt-x86_64-arm-none-eabi-gcc</text:p>
        </text:list-item>
        <text:list-item>
          <text:p text:style-name="P13"><text:span text:style-name="T3">STM</text:span>32CubeIDE</text:p>
        </text:list-item>
        <text:list-item>
          <text:p text:style-name="P13">STM32CubeMX</text:p>
        </text:list-item>
        <text:list-item>
          <text:p text:style-name="P13">STM32CubeProgrammer</text:p>
        </text:list-item>
        <text:list-item>
          <text:p text:style-name="P14">OpenOCD – build separately for stm32??, <text:span text:style-name="T8">MSYS2 - ??</text:span></text:p>
          <text:p text:style-name="P15">Inside UCRT64: pacman -S mingw-w64-ucrt-x86_64-openocd</text:p>
        </text:list-item>
      </text:list>
      <text:p text:style-name="P16"/>
      <text:h text:style-name="Heading_20_1" text:outline-level="1">ESP32 development</text:h>
      <text:list text:style-name="L4">
        <text:list-item>
          <text:p text:style-name="P17">ESP-IDF<text:span text:style-name="T9">(</text:span><text:a xlink:type="simple" xlink:href="https://github.com/espressif/esp-idf" text:style-name="Internet_20_link" text:visited-style-name="Visited_20_Internet_20_Link"><text:span text:style-name="T9">https://github.com/espressif/esp-idf</text:span></text:a><text:span text:style-name="T9">)</text:span></text:p>
        </text:list-item>
        <text:list-item>
          <text:p text:style-name="P18">GCC(<text:a xlink:type="simple" xlink:href="https://github.com/espressif/crosstool-NG" text:style-name="Internet_20_link" text:visited-style-name="Visited_20_Internet_20_Link">https://github.com/espressif/crosstool-NG</text:a>)</text:p>
        </text:list-item>
        <text:list-item>
          <text:p text:style-name="P18">Binutils(<text:a xlink:type="simple" xlink:href="https://github.com/espressif/binutils-esp32ulp" text:style-name="Internet_20_link" text:visited-style-name="Visited_20_Internet_20_Link">https://github.com/espressif/binutils-esp32ulp</text:a>) - ??</text:p>
        </text:list-item>
        <text:list-item>
          <text:p text:style-name="P18">OpenOCD(<text:a xlink:type="simple" xlink:href="https://github.com/espressif/openocd-esp32" text:style-name="Internet_20_link" text:visited-style-name="Visited_20_Internet_20_Link">https://github.com/espressif/openocd-esp32</text:a>) - ??</text:p>
        </text:list-item>
        <text:list-item>
          <text:p text:style-name="P19">Kconfig frontends (<text:a xlink:type="simple" xlink:href="https://github.com/espressif/kconfig-frontends" text:style-name="Internet_20_link" text:visited-style-name="Visited_20_Internet_20_Link">https://github.com/espressif/kconfig-frontends</text:a>) - ??</text:p>
        </text:list-item>
      </text:list>
      <text:p text:style-name="P20"/>
      <text:h text:style-name="Heading_20_1" text:outline-level="1">Python development</text:h>
      <text:list text:style-name="L5">
        <text:list-item>
          <text:p text:style-name="P21">python</text:p>
        </text:list-item>
        <text:list-item>
          <text:p text:style-name="P22">PyCharm</text:p>
        </text:list-item>
        <text:list-item>
          <text:p text:style-name="P23">Anaconda</text:p>
        </text:list-item>
      </text:list>
      <text:p text:style-name="P24"/>
      <text:h text:style-name="Heading_20_1" text:outline-level="1"><text:soft-page-break/>HW development</text:h>
      <text:list text:style-name="L6">
        <text:list-item>
          <text:p text:style-name="P25">KiCad<text:span text:style-name="T10">(</text:span><text:a xlink:type="simple" xlink:href="https://www.kicad.org/" text:style-name="Internet_20_link" text:visited-style-name="Visited_20_Internet_20_Link"><text:span text:style-name="T10">https://www.kicad.org/</text:span></text:a><text:span text:style-name="T10">)</text:span></text:p>
        </text:list-item>
        <text:list-item>
          <text:p text:style-name="P26">LTSpice<text:span text:style-name="T10">(</text:span><text:a xlink:type="simple" xlink:href="https://www.analog.com/en/resources/design-tools-and-calculators/ltspice-simulator.html" text:style-name="Internet_20_link" text:visited-style-name="Visited_20_Internet_20_Link"><text:span text:style-name="T10">https://www.analog.com/en/resources/design-tools-and-calculators/ltspice-simulator.html</text:span></text:a><text:span text:style-name="T10">)</text:span></text:p>
        </text:list-item>
        <text:list-item>
          <text:p text:style-name="P26">TinaTI</text:p>
        </text:list-item>
      </text:list>
      <text:p text:style-name="P27"/>
      <text:h text:style-name="Heading_20_1" text:outline-level="1">CNC</text:h>
      <text:list xml:id="list1502994263" text:style-name="L7">
        <text:list-item>
          <text:p text:style-name="P28">FlatCAM<text:span text:style-name="T11">(</text:span><text:a xlink:type="simple" xlink:href="http://flatcam.org/" text:style-name="Internet_20_link" text:visited-style-name="Visited_20_Internet_20_Link"><text:span text:style-name="T11">http://flatcam.org/</text:span></text:a><text:span text:style-name="T11">)</text:span></text:p>
        </text:list-item>
        <text:list-item>
          <text:p text:style-name="P28">UGS<text:span text:style-name="T12">(</text:span><text:a xlink:type="simple" xlink:href="https://github.com/winder/Universal-G-Code-Sender" text:style-name="Internet_20_link" text:visited-style-name="Visited_20_Internet_20_Link"><text:span text:style-name="T12">https://github.com/winder/Universal-G-Code-Sender</text:span></text:a><text:span text:style-name="T12">)</text:span></text:p>
        </text:list-item>
        <text:list-item>
          <text:p text:style-name="P28">Candle<text:span text:style-name="T12">(</text:span><text:a xlink:type="simple" xlink:href="https://github.com/Denvi/Candle" text:style-name="Internet_20_link" text:visited-style-name="Visited_20_Internet_20_Link"><text:span text:style-name="T12">https://github.com/Denvi/Candle</text:span></text:a><text:span text:style-name="T12">) – </text:span><text:span text:style-name="T13">NOT sure</text:span></text:p>
        </text:list-item>
        <text:list-item>
          <text:p text:style-name="P28"><text:span text:style-name="T13">bCNC(</text:span><text:a xlink:type="simple" xlink:href="https://github.com/vlachoudis/bCNC" text:style-name="Internet_20_link" text:visited-style-name="Visited_20_Internet_20_Link">https://github.com/vlachoudis/bCNC</text:a><text:span text:style-name="T13">) – NOT sure</text:span></text:p>
        </text:list-item>
      </text:list>
      <text:p text:style-name="P29"/>
      <text:h text:style-name="Heading_20_1" text:outline-level="1">Other</text:h>
      <text:list text:continue-numbering="true" text:style-name="L7">
        <text:list-item>
          <text:p text:style-name="P30">Betaflight <text:span text:style-name="T14">c</text:span>onfigurator<text:span text:style-name="T15">(</text:span><text:a xlink:type="simple" xlink:href="https://github.com/betaflight/betaflight-configurator" text:style-name="Internet_20_link" text:visited-style-name="Visited_20_Internet_20_Link"><text:span text:style-name="T15">https://github.com/betaflight/betaflight-configurator</text:span></text:a><text:span text:style-name="T15">)</text:span></text:p>
        </text:list-item>
        <text:list-item>
          <text:p text:style-name="P30">Mission planner<text:span text:style-name="T16">(</text:span><text:a xlink:type="simple" xlink:href="https://firmware.ardupilot.org/Tools/MissionPlanner/" text:style-name="Internet_20_link" text:visited-style-name="Visited_20_Internet_20_Link"><text:span text:style-name="T16">https://firmware.ardupilot.org/Tools/MissionPlanner/</text:span></text:a><text:span text:style-name="T16">)</text:span></text:p>
        </text:list-item>
        <text:list-item>
          <text:p text:style-name="P31">ExpressLRS configurator<text:span text:style-name="T17">(</text:span><text:a xlink:type="simple" xlink:href="https://www.expresslrs.org/quick-start/installing-configurator/" text:style-name="Internet_20_link" text:visited-style-name="Visited_20_Internet_20_Link"><text:span text:style-name="T17">https://www.expresslrs.org/quick-start/installing-configurator/</text:span></text:a><text:span text:style-name="T17">)</text:span></text:p>
        </text:list-item>
        <text:list-item>
          <text:p text:style-name="P32">VirtualBox, <text:span text:style-name="T18">WinCDEmu(to mount images on Win7, </text:span><text:a xlink:type="simple" xlink:href="https://wincdemu.sysprogs.org/" text:style-name="Internet_20_link" text:visited-style-name="Visited_20_Internet_20_Link"><text:span text:style-name="T19">https://</text:span><text:span text:style-name="T18">wincdemu.sysprogs.org</text:span></text:a><text:span text:style-name="T18">)</text:span></text:p>
        </text:list-item>
        <text:list-item>
          <text:p text:style-name="P33">hercules</text:p>
        </text:list-item>
        <text:list-item>
          <text:p text:style-name="P34"><text:span text:style-name="T20">rufus</text:span><text:span text:style-name="T21">(</text:span><text:a xlink:type="simple" xlink:href="https://rufus.ie/" text:style-name="Internet_20_link" text:visited-style-name="Visited_20_Internet_20_Link"><text:span text:style-name="T22">https://rufus.ie</text:span></text:a><text:span text:style-name="T23">, </text:span><text:span text:style-name="T24">present in Microsoft Store</text:span><text:span text:style-name="T21">)</text:span></text:p>
        </text:list-item>
        <text:list-item>
          <text:p text:style-name="P33">Ventoy<text:span text:style-name="T12">(</text:span><text:a xlink:type="simple" xlink:href="https://www.ventoy.net/en/index.html" text:style-name="Internet_20_link" text:visited-style-name="Visited_20_Internet_20_Link"><text:span text:style-name="T12">https://www.ventoy.net/en/index.html</text:span></text:a><text:span text:style-name="T12">)</text:span></text:p>
        </text:list-item>
        <text:list-item>
          <text:p text:style-name="P35">steam</text:p>
        </text:list-item>
        <text:list-item>
          <text:p text:style-name="P35">signal<text:span text:style-name="T25">(</text:span><text:a xlink:type="simple" xlink:href="https://signal.org/" text:style-name="Internet_20_link" text:visited-style-name="Visited_20_Internet_20_Link"><text:span text:style-name="T25">https://signal.org/</text:span></text:a><text:span text:style-name="T25">)</text:span></text:p>
        </text:list-item>
        <text:list-item>
          <text:p text:style-name="P35">7Zip</text:p>
        </text:list-item>
        <text:list-item>
          <text:p text:style-name="P36">git</text:p>
        </text:list-item>
        <text:list-item>
          <text:p text:style-name="P36">Mozilla Firefox <text:span text:style-name="T26">(</text:span><text:a xlink:type="simple" xlink:href="https://www.mozilla.org/en-US/firefox/new/" text:style-name="Internet_20_link" text:visited-style-name="Visited_20_Internet_20_Link"><text:span text:style-name="T26">https://www.mozilla.org/en-US/firefox/new/</text:span></text:a><text:span text:style-name="T26">). Append after tailing “ -private-window in “Target” field of a shortcut.</text:span></text:p>
        </text:list-item>
        <text:list-item>
          <text:p text:style-name="P37">nodejs</text:p>
        </text:list-item>
        <text:list-item>
          <text:p text:style-name="P38">PulseView(<text:span text:style-name="T27">as part of </text:span>sigrok: <text:a xlink:type="simple" xlink:href="https://sigrok.org/wiki/Main_Page" text:style-name="Internet_20_link" text:visited-style-name="Visited_20_Internet_20_Link">https://sigrok.org/wiki/Main_Page</text:a>), <text:span text:style-name="T27">WinUSB driver(via Zadig: </text:span><text:a xlink:type="simple" xlink:href="https://zadig.akeo.ie/" text:style-name="Internet_20_link" text:visited-style-name="Visited_20_Internet_20_Link"><text:span text:style-name="T27">https://zadig.akeo.ie/</text:span></text:a><text:span text:style-name="T27">)</text:span></text:p>
        </text:list-item>
        <text:list-item>
          <text:p text:style-name="P38">Zadig</text:p>
        </text:list-item>
        <text:list-item>
          <text:p text:style-name="P39">Raspberry PI Imager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08T10:26:39.174000000</meta:creation-date>
    <dc:date>2025-07-12T15:52:52.236586400</dc:date>
    <meta:editing-duration>PT2H19M38S</meta:editing-duration>
    <meta:editing-cycles>51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58" meta:word-count="192" meta:character-count="2073" meta:non-whitespace-character-count="1986"/>
  </office:meta>
</office:document-meta>
</file>